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draw:textarea-vertical-align="middle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lr-tb">
        <style:tab-stops/>
      </style:paragraph-properties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3.455cm" svg:height="2.3cm" svg:x="6.83cm" svg:y="9.35cm" presentation:class="title" presentation:user-transformed="true">
          <draw:text-box>
            <text:p text:style-name="P1">海馬におけるリップル波形の<text:line-break/>新奇経験による変化</text:p>
          </draw:text-box>
        </draw:frame>
        <draw:frame presentation:style-name="pr2" draw:text-style-name="P4" draw:layer="layout" svg:width="11.029cm" svg:height="7cm" svg:x="16.286cm" svg:y="13.493cm" presentation:class="subtitle" presentation:user-transformed="true">
          <draw:text-box>
            <text:p text:style-name="P2">山口大学大学院 創成科学研究科</text:p>
            <text:p text:style-name="P3">生体情報システム研究室</text:p>
            <text:p text:style-name="P3">15-2202-021-1</text:p>
            <text:p text:style-name="P3">北田 和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18:11:13.681841781</meta:creation-date>
    <meta:editing-duration>PT51S</meta:editing-duration>
    <meta:editing-cycles>2</meta:editing-cycles>
    <meta:generator>LibreOffice/5.3.6.1$Linux_X86_64 LibreOffice_project/30$Build-1</meta:generator>
    <dc:date>2019-11-19T18:23:45.672556826</dc:date>
    <meta:document-statistic meta:object-count="4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